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left"/>
    </style:style>
    <style:style style:name="Tabella1.A" style:family="table-column">
      <style:table-column-properties style:column-width="4.265cm"/>
    </style:style>
    <style:style style:name="Tabella1.B" style:family="table-column">
      <style:table-column-properties style:column-width="3.17cm"/>
    </style:style>
    <style:style style:name="Tabella1.C" style:family="table-column">
      <style:table-column-properties style:column-width="3.501cm"/>
    </style:style>
    <style:style style:name="Tabella1.D" style:family="table-column">
      <style:table-column-properties style:column-width="1.958cm"/>
    </style:style>
    <style:style style:name="Tabella1.E" style:family="table-column">
      <style:table-column-properties style:column-width="4.106cm"/>
    </style:style>
    <style:style style:name="Tabella1.A1" style:family="table-cell">
      <style:table-cell-properties style:vertical-align="middle" fo:padding="0.049cm" fo:border="none"/>
    </style:style>
    <style:style style:name="Tabella2" style:family="table">
      <style:table-properties style:width="17cm" table:align="left"/>
    </style:style>
    <style:style style:name="Tabella2.A" style:family="table-column">
      <style:table-column-properties style:column-width="4.258cm"/>
    </style:style>
    <style:style style:name="Tabella2.B" style:family="table-column">
      <style:table-column-properties style:column-width="3.554cm"/>
    </style:style>
    <style:style style:name="Tabella2.C" style:family="table-column">
      <style:table-column-properties style:column-width="9.188cm"/>
    </style:style>
    <style:style style:name="Tabella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da504" officeooo:paragraph-rsid="001da504"/>
    </style:style>
    <style:style style:name="P2" style:family="paragraph" style:parent-style-name="Standard">
      <style:text-properties officeooo:paragraph-rsid="001da504"/>
    </style:style>
    <style:style style:name="P3" style:family="paragraph" style:parent-style-name="Standard">
      <style:text-properties fo:font-weight="bold" officeooo:rsid="001da504" officeooo:paragraph-rsid="001da50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da504"/>
    </style:style>
    <style:style style:name="P5" style:family="paragraph" style:parent-style-name="Standard">
      <style:text-properties fo:font-size="15pt" fo:font-weight="bold" officeooo:rsid="001da504" officeooo:paragraph-rsid="001da504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fo:font-size="15pt" officeooo:rsid="001da504" officeooo:paragraph-rsid="001da504" style:font-size-asian="13.1000003814697pt" style:font-size-complex="15pt"/>
    </style:style>
    <style:style style:name="P7" style:family="paragraph" style:parent-style-name="Standard">
      <style:text-properties fo:font-size="12pt" fo:font-weight="bold" officeooo:rsid="001da504" officeooo:paragraph-rsid="001da504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normal" officeooo:rsid="001da504" officeooo:paragraph-rsid="001da504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size="12pt" fo:font-weight="normal" officeooo:rsid="001da504" officeooo:paragraph-rsid="001da504" style:font-size-asian="10.5pt" style:font-weight-asian="normal" style:font-size-complex="12pt" style:font-weight-complex="normal"/>
    </style:style>
    <style:style style:name="T1" style:family="text">
      <style:text-properties officeooo:rsid="001da504"/>
    </style:style>
    <style:style style:name="T2" style:family="text">
      <style:text-properties fo:font-weight="bold" officeooo:rsid="001da504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 loext:opacity="100%" fo:font-size="20pt" fo:font-weight="bold" officeooo:rsid="001da504" style:font-size-asian="17.5pt" style:font-weight-asian="bold" style:font-size-complex="20pt" style:font-weight-complex="bold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STRATEGIE SEO PER DOMANDA CONSAPEVOLE</text:span></text:p>
      <text:p text:style-name="Standard"/>
      <text:p text:style-name="P5">FASE 1</text:p>
      <text:p text:style-name="P5"/>
      <text:p text:style-name="Standard">-<text:span text:style-name="T1">Problema: promuovere la struttura/tour</text:span></text:p>
      <text:p text:style-name="Standard">-<text:span text:style-name="T1">Consapevolezza: consapevole</text:span></text:p>
      <text:p text:style-name="Standard">-<text:span text:style-name="T1">Cosa si aspetta: un esperto del settore,arrivare ad avere un consulente per promuovere questo tipo di attività.</text:span></text:p>
      <text:p text:style-name="Standard"/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Table_20_Heading"><text:span text:style-name="Strong_20_Emphasis">Keyword</text:span></text:p>
            </table:table-cell>
            <table:table-cell table:style-name="Tabella1.A1" office:value-type="string">
              <text:p text:style-name="Table_20_Heading"><text:span text:style-name="Strong_20_Emphasis">Volume stimato (mensile)</text:span></text:p>
            </table:table-cell>
            <table:table-cell table:style-name="Tabella1.A1" office:value-type="string">
              <text:p text:style-name="Table_20_Heading"><text:span text:style-name="Strong_20_Emphasis">Intento</text:span></text:p>
            </table:table-cell>
            <table:table-cell table:style-name="Tabella1.A1" office:value-type="string">
              <text:p text:style-name="Table_20_Heading"><text:span text:style-name="Strong_20_Emphasis">Long‑tail?</text:span></text:p>
            </table:table-cell>
            <table:table-cell table:style-name="Tabella1.A1" office:value-type="string">
              <text:p text:style-name="Table_20_Heading"><text:span text:style-name="Strong_20_Emphasis">LSI / Correlata?</text:span></text:p>
            </table:table-cell>
          </table:table-row>
        </table:table-header-rows>
        <table:table-row>
          <table:table-cell table:style-name="Tabella1.A1" office:value-type="string">
            <text:p text:style-name="Table_20_Contents">consulenza marketing Napoli</text:p>
          </table:table-cell>
          <table:table-cell table:style-name="Tabella1.A1" office:value-type="string">
            <text:p text:style-name="Table_20_Contents">100–300</text:p>
          </table:table-cell>
          <table:table-cell table:style-name="Tabella1.A1" office:value-type="string">
            <text:p text:style-name="Table_20_Contents">transazionale/local</text:p>
          </table:table-cell>
          <table:table-cell table:style-name="Tabella1.A1" office:value-type="string">
            <text:p text:style-name="Table_20_Contents">no</text:p>
          </table:table-cell>
          <table:table-cell table:style-name="Tabella1.A1" office:value-type="string">
            <text:p text:style-name="Table_20_Contents">sì (marketing Napoli)</text:p>
          </table:table-cell>
        </table:table-row>
        <table:table-row>
          <table:table-cell table:style-name="Tabella1.A1" office:value-type="string">
            <text:p text:style-name="Table_20_Contents">consulente marketing turistico Napoli</text:p>
          </table:table-cell>
          <table:table-cell table:style-name="Tabella1.A1" office:value-type="string">
            <text:p text:style-name="Table_20_Contents">10–50</text:p>
          </table:table-cell>
          <table:table-cell table:style-name="Tabella1.A1" office:value-type="string">
            <text:p text:style-name="Table_20_Contents">transazionale/local</text:p>
          </table:table-cell>
          <table:table-cell table:style-name="Tabella1.A1" office:value-type="string">
            <text:p text:style-name="Table_20_Contents">sì</text:p>
          </table:table-cell>
          <table:table-cell table:style-name="Tabella1.A1" office:value-type="string">
            <text:p text:style-name="Table_20_Contents">sì</text:p>
          </table:table-cell>
        </table:table-row>
        <table:table-row>
          <table:table-cell table:style-name="Tabella1.A1" office:value-type="string">
            <text:p text:style-name="Table_20_Contents">marketing turistico Napoli</text:p>
          </table:table-cell>
          <table:table-cell table:style-name="Tabella1.A1" office:value-type="string">
            <text:p text:style-name="Table_20_Contents">50–150</text:p>
          </table:table-cell>
          <table:table-cell table:style-name="Tabella1.A1" office:value-type="string">
            <text:p text:style-name="Table_20_Contents">informativo/transazionale</text:p>
          </table:table-cell>
          <table:table-cell table:style-name="Tabella1.A1" office:value-type="string">
            <text:p text:style-name="Table_20_Contents">sì</text:p>
          </table:table-cell>
          <table:table-cell table:style-name="Tabella1.A1" office:value-type="string">
            <text:p text:style-name="Table_20_Contents">sì</text:p>
          </table:table-cell>
        </table:table-row>
        <table:table-row>
          <table:table-cell table:style-name="Tabella1.A1" office:value-type="string">
            <text:p text:style-name="Table_20_Contents">digital marketing turistico Napoli</text:p>
          </table:table-cell>
          <table:table-cell table:style-name="Tabella1.A1" office:value-type="string">
            <text:p text:style-name="Table_20_Contents">20–100</text:p>
          </table:table-cell>
          <table:table-cell table:style-name="Tabella1.A1" office:value-type="string">
            <text:p text:style-name="Table_20_Contents">informativo/transazionale</text:p>
          </table:table-cell>
          <table:table-cell table:style-name="Tabella1.A1" office:value-type="string">
            <text:p text:style-name="Table_20_Contents">sì</text:p>
          </table:table-cell>
          <table:table-cell table:style-name="Tabella1.A1" office:value-type="string">
            <text:p text:style-name="Table_20_Contents">sì</text:p>
          </table:table-cell>
        </table:table-row>
        <table:table-row>
          <table:table-cell table:style-name="Tabella1.A1" office:value-type="string">
            <text:p text:style-name="Table_20_Contents">web marketing turistico Napoli</text:p>
          </table:table-cell>
          <table:table-cell table:style-name="Tabella1.A1" office:value-type="string">
            <text:p text:style-name="Table_20_Contents">20–100</text:p>
          </table:table-cell>
          <table:table-cell table:style-name="Tabella1.A1" office:value-type="string">
            <text:p text:style-name="Table_20_Contents">informativo/transazionale</text:p>
          </table:table-cell>
          <table:table-cell table:style-name="Tabella1.A1" office:value-type="string">
            <text:p text:style-name="Table_20_Contents">sì</text:p>
          </table:table-cell>
          <table:table-cell table:style-name="Tabella1.A1" office:value-type="string">
            <text:p text:style-name="Table_20_Contents">sì</text:p>
          </table:table-cell>
        </table:table-row>
      </table:table>
      <text:p text:style-name="Standard"/>
      <text:p text:style-name="Standard"/>
      <text:p text:style-name="P2"><text:span text:style-name="T2">Contenuto Awareness:</text:span><text:span text:style-name="T1"> Video/pdf/articolo “</text:span>5 trucchi gratis su come promuovere il tuo ristorante a Napoli"</text:p>
      <text:p text:style-name="P2"/>
      <text:p text:style-name="P3">Contenuto Consideration: <text:span text:style-name="T3">Pagina del sito con casi studio dei clienti avuti in precedenza, una pagina che dimostri risuktati</text:span></text:p>
      <text:p text:style-name="P3"><text:span text:style-name="T3"/></text:p>
      <text:p text:style-name="P3">Contenuto Conversion: <text:span text:style-name="T3">Landing page con CTA “Prenota una consulenza gratuita per vedere come aiutarti con la tua struttura in regalo una guida gratuita/un piano marketing strutturato per te”</text:span></text:p>
      <text:p text:style-name="P1"/>
      <text:p text:style-name="P1"/>
      <text:p text:style-name="P5">FASE 2</text:p>
      <text:p text:style-name="P5"/>
      <text:list text:style-name="L1">
        <text:list-item>
          <text:p text:style-name="P9">HOMEPAGE</text:p>
          <text:p text:style-name="P9"/>
          <text:list>
            <text:list-item text:start-value="1">
              <text:p text:style-name="P9">CHI SIAMO</text:p>
            </text:list-item>
            <text:list-item>
              <text:p text:style-name="P9">CONTATTI</text:p>
            </text:list-item>
            <text:list-item>
              <text:p text:style-name="P9">SERVIZI DI CONSULENZA</text:p>
            </text:list-item>
            <text:list-item>
              <text:p text:style-name="P9">I NOSTRI RISULTATI <text:s text:c="3"/></text:p>
              <text:p text:style-name="P9"/>
              <text:list>
                <text:list-item>
                  <text:p text:style-name="P9">CONSULENZA TURISTICA</text:p>
                </text:list-item>
                <text:list-item>
                  <text:p text:style-name="P9">MARKETING PER BNB NAPOLI</text:p>
                </text:list-item>
                <text:list-item>
                  <text:p text:style-name="P9">5 TRUCCHI SU COME PROMUOVERE...(contenuto gratuito)</text:p>
                </text:list-item>
              </text:list>
            </text:list-item>
          </text:list>
        </text:list-item>
      </text:list>
      <text:p text:style-name="P8"/>
      <text:p text:style-name="P8"/>
      <text:p text:style-name="P8"/>
      <text:p text:style-name="P8"><text:soft-page-break/></text:p>
      <text:p text:style-name="P8"/>
      <text:p text:style-name="P7">Titolo SEO:<text:span text:style-name="T3"> Consulente marketing turistico Napoli/promuovi il tuo BNB(quello che vediamo ogni volta che si apre la ricerca GOOGLE)</text:span></text:p>
      <text:p text:style-name="P7"/>
      <text:p text:style-name="P7">H1:<text:span text:style-name="T3">Promuovi la tua struttura affidandoti ad un consulente di marketing turistico</text:span></text:p>
      <text:p text:style-name="P7"/>
      <text:p text:style-name="P7">Meta description: <text:span text:style-name="T3">Scopri il metodo per aumentare le prenotazioni del tuo BNB,abbiamo aiutato già 40 strutture(dare info che portano al clic)</text:span></text:p>
      <text:p text:style-name="P7"><text:span text:style-name="T3"/></text:p>
      <text:p text:style-name="P7"><text:span text:style-name="T3"/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header-rows>
          <table:table-row>
            <table:table-cell table:style-name="Tabella2.A1" office:value-type="string">
              <text:p text:style-name="Table_20_Heading"><text:span text:style-name="Strong_20_Emphasis">Azione</text:span></text:p>
            </table:table-cell>
            <table:table-cell table:style-name="Tabella2.A1" office:value-type="string">
              <text:p text:style-name="Table_20_Heading"><text:span text:style-name="Strong_20_Emphasis">Obiettivo EEAT/YMYL</text:span></text:p>
            </table:table-cell>
            <table:table-cell table:style-name="Tabella2.A1" office:value-type="string">
              <text:p text:style-name="Table_20_Heading"><text:span text:style-name="Strong_20_Emphasis">Come implementarla concretamente</text:span></text:p>
            </table:table-cell>
          </table:table-row>
        </table:table-header-rows>
        <table:table-row>
          <table:table-cell table:style-name="Tabella2.A1" office:value-type="string">
            <text:p text:style-name="Table_20_Contents"><text:span text:style-name="Strong_20_Emphasis">1. Crea una pagina “Chi siamo” dettagliata con bio esperienziale</text:span></text:p>
          </table:table-cell>
          <table:table-cell table:style-name="Tabella2.A1" office:value-type="string">
            <text:p text:style-name="Table_20_Contents"><text:s/><text:span text:style-name="Emphasis">Experience</text:span> + <text:span text:style-name="Emphasis">Trustworthiness</text:span></text:p>
          </table:table-cell>
          <table:table-cell table:style-name="Tabella2.A1" office:value-type="string">
            <text:p text:style-name="Table_20_Contents">Includi il nome del consulente, anni di esperienza nel settore turistico, risultati ottenuti (es. “+300% prenotazioni dirette in 6 mesi per hotel a Sorrento”), con foto, certificazioni (es. HubSpot, Google Digital Garage) e link a case study reali.</text:p>
          </table:table-cell>
        </table:table-row>
        <table:table-row>
          <table:table-cell table:style-name="Tabella2.A1" office:value-type="string">
            <text:p text:style-name="Table_20_Contents"><text:span text:style-name="Strong_20_Emphasis">2. Inserisci testimonianze e casi studio verificabili</text:span></text:p>
          </table:table-cell>
          <table:table-cell table:style-name="Tabella2.A1" office:value-type="string">
            <text:p text:style-name="Table_20_Contents"><text:span text:style-name="Emphasis">Authoritativeness</text:span> + <text:span text:style-name="Emphasis">Trust</text:span></text:p>
          </table:table-cell>
          <table:table-cell table:style-name="Tabella2.A1" office:value-type="string">
            <text:p text:style-name="Table_20_Contents">Usa recensioni con nome e logo delle aziende turistiche locali servite, link al loro sito (con permesso), screenshot di risultati (es. aumento traffico, tasso di prenotazione), e idealmente anche brevi video-testimonianze.</text:p>
          </table:table-cell>
        </table:table-row>
        <table:table-row>
          <table:table-cell table:style-name="Tabella2.A1" office:value-type="string">
            <text:p text:style-name="Table_20_Contents"><text:span text:style-name="Strong_20_Emphasis">3. Cita fonti attendibili e crea contenuti con struttura chiara e gerarchica</text:span></text:p>
          </table:table-cell>
          <table:table-cell table:style-name="Tabella2.A1" office:value-type="string">
            <text:p text:style-name="Table_20_Contents"><text:span text:style-name="Emphasis">Expertise</text:span> + <text:span text:style-name="Emphasis">YMYL-safe</text:span></text:p>
          </table:table-cell>
          <table:table-cell table:style-name="Tabella2.A1" office:value-type="string">
            <text:p text:style-name="Table_20_Contents">Quando pubblichi blog/articoli, cita fonti riconosciute (es. ISTAT, ENIT, Google Travel Trends), usa titoli H1‑H2‑H3 ben gerarchizzati, e assicurati che ogni contenuto sia firmato da un autore con profilo visibile.</text:p>
          </table:table-cell>
        </table:table-row>
      </table:table>
      <text:p text:style-name="P7"><text:span text:style-name="T3"/></text:p>
      <text:list text:continue-numbering="true" text:style-name="L1">
        <text:list-header>
          <text:p text:style-name="P9"/>
        </text:list-header>
      </text:list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1T19:18:55.066000000</meta:creation-date>
    <dc:date>2025-08-01T20:50:14.907000000</dc:date>
    <meta:editing-duration>PT1H31M21S</meta:editing-duration>
    <meta:editing-cycles>1</meta:editing-cycles>
    <meta:document-statistic meta:table-count="2" meta:image-count="0" meta:object-count="0" meta:page-count="2" meta:paragraph-count="62" meta:word-count="370" meta:character-count="2610" meta:non-whitespace-character-count="2294"/>
    <meta:generator>LibreOffice/7.6.6.3$Windows_X86_64 LibreOffice_project/d97b2716a9a4a2ce1391dee1765565ea469b0ae7</meta:generator>
  </office:meta>
</office:document-meta>
</file>